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C00000069EA21728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2a958d"/>
    </style:style>
    <style:style style:name="P2" style:family="paragraph" style:parent-style-name="Text_20_body">
      <style:paragraph-properties fo:margin-left="0cm" fo:margin-right="0cm" style:line-height-at-least="0.476cm" fo:text-indent="0cm" style:auto-text-indent="false"/>
    </style:style>
    <style:style style:name="P3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</style:style>
    <style:style style:name="P4" style:family="paragraph" style:parent-style-name="Text_20_body">
      <style:paragraph-properties fo:margin-left="0cm" fo:margin-right="0cm" style:line-height-at-least="0.476cm" fo:text-align="center" style:justify-single-word="false" fo:text-indent="0cm" style:auto-text-indent="false"/>
    </style:style>
    <style:style style:name="P5" style:family="paragraph" style:parent-style-name="Text_20_body">
      <style:paragraph-properties fo:margin-left="0cm" fo:margin-right="0cm" style:line-height-at-least="0.476cm" fo:text-align="justify" style:justify-single-word="false" fo:text-indent="0cm" style:auto-text-indent="false"/>
      <style:text-properties fo:font-variant="normal" fo:text-transform="none" fo:color="#333333" style:font-name="DejaVu Serif" fo:font-size="12pt" fo:letter-spacing="normal" fo:language="es" fo:country="ES" fo:font-style="normal" fo:font-weight="normal" officeooo:paragraph-rsid="001ec601" style:font-size-asian="10.5pt"/>
    </style:style>
    <style:style style:name="P6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font-variant="normal" fo:text-transform="none" fo:color="#333333" style:font-name="DejaVu Serif" fo:font-size="12pt" fo:letter-spacing="normal" fo:language="es" fo:country="ES" fo:font-style="normal" fo:font-weight="bold" style:font-size-asian="10.5pt" style:font-weight-asian="bold" style:font-weight-complex="bold"/>
    </style:style>
    <style:style style:name="P7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font-variant="normal" fo:text-transform="none" fo:color="#ff0000" style:font-name="DejaVu Serif" fo:font-size="12pt" fo:letter-spacing="normal" fo:language="es" fo:country="ES" fo:font-style="normal" fo:font-weight="bold" style:font-size-asian="10.5pt" style:font-weight-asian="bold" style:font-weight-complex="bold"/>
    </style:style>
    <style:style style:name="P8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officeooo:paragraph-rsid="00268d93"/>
    </style:style>
    <style:style style:name="P9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officeooo:paragraph-rsid="002b4505"/>
    </style:style>
    <style:style style:name="P10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officeooo:paragraph-rsid="002b4505"/>
    </style:style>
    <style:style style:name="P11" style:family="paragraph" style:parent-style-name="Text_20_body">
      <style:paragraph-properties fo:margin-left="0cm" fo:margin-right="0cm" style:line-height-at-least="0.476cm" fo:text-align="justify" style:justify-single-word="false" fo:text-indent="0cm" style:auto-text-indent="false"/>
      <style:text-properties fo:font-variant="normal" fo:text-transform="none" fo:color="#333333" style:font-name="DejaVu Serif" fo:font-size="12pt" fo:letter-spacing="normal" fo:language="es" fo:country="ES" fo:font-style="normal" fo:font-weight="normal" officeooo:paragraph-rsid="001ec601" style:font-size-asian="10.5pt"/>
    </style:style>
    <style:style style:name="P12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font-variant="normal" fo:text-transform="none" fo:color="#333333" style:font-name="DejaVu Serif" fo:font-size="12pt" fo:letter-spacing="normal" fo:language="es" fo:country="ES" fo:font-style="normal" fo:font-weight="normal" style:font-size-asian="10.5pt"/>
    </style:style>
    <style:style style:name="P13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font-variant="normal" fo:text-transform="none" fo:color="#333333" style:font-name="DejaVu Serif" fo:font-size="12pt" fo:letter-spacing="normal" fo:language="es" fo:country="ES" fo:font-style="normal" fo:font-weight="normal" officeooo:paragraph-rsid="002cf004" style:font-size-asian="10.5pt"/>
    </style:style>
    <style:style style:name="P14" style:family="paragraph" style:parent-style-name="Text_20_body">
      <style:paragraph-properties fo:margin-left="0cm" fo:margin-right="0cm" style:line-height-at-least="0.476cm" fo:text-align="justify" style:justify-single-word="false" fo:text-indent="0cm" style:auto-text-indent="false"/>
      <style:text-properties fo:font-variant="normal" fo:text-transform="none" fo:color="#333333" style:font-name="DejaVu Serif" fo:font-size="12pt" fo:letter-spacing="normal" fo:language="es" fo:country="ES" fo:font-style="normal" fo:font-weight="normal" officeooo:rsid="002ba939" officeooo:paragraph-rsid="002ba939" style:font-size-asian="10.5pt"/>
    </style:style>
    <style:style style:name="P15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font-variant="normal" fo:text-transform="none" fo:color="#ff0000" style:font-name="DejaVu Serif" fo:font-size="12pt" fo:letter-spacing="normal" fo:language="es" fo:country="ES" fo:font-style="normal" fo:font-weight="bold" style:font-size-asian="10.5pt" style:font-weight-asian="bold" style:font-weight-complex="bold"/>
    </style:style>
    <style:style style:name="P16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font-variant="normal" fo:text-transform="none" fo:color="#ff0000" style:font-name="DejaVu Serif" fo:font-size="12pt" fo:letter-spacing="normal" fo:language="es" fo:country="ES" fo:font-style="normal" fo:font-weight="bold" officeooo:rsid="002cf004" officeooo:paragraph-rsid="002cf004" style:font-size-asian="10.5p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958d" style:font-weight-asian="bold" style:font-weight-complex="bold"/>
    </style:style>
    <style:style style:name="T3" style:family="text">
      <style:text-properties fo:font-weight="bold" officeooo:rsid="00286bd9" style:font-weight-asian="bold" style:font-weight-complex="bold"/>
    </style:style>
    <style:style style:name="T4" style:family="text">
      <style:text-properties fo:font-weight="bold" officeooo:rsid="002ba939" style:font-weight-asian="bold" style:font-weight-complex="bold"/>
    </style:style>
    <style:style style:name="T5" style:family="text">
      <style:text-properties fo:font-variant="normal" fo:text-transform="none" fo:color="#333333" style:font-name="DejaVu Serif" fo:font-size="12pt" fo:letter-spacing="normal" fo:language="es" fo:country="ES" fo:font-style="normal" fo:font-weight="normal" style:font-size-asian="10.5pt"/>
    </style:style>
    <style:style style:name="T6" style:family="text">
      <style:text-properties fo:font-variant="normal" fo:text-transform="none" fo:color="#333333" style:font-name="DejaVu Serif" fo:font-size="12pt" fo:letter-spacing="normal" fo:language="es" fo:country="ES" fo:font-style="normal" fo:font-weight="normal" style:font-size-asian="10.5pt" style:font-weight-asian="normal" style:font-weight-complex="normal"/>
    </style:style>
    <style:style style:name="T7" style:family="text">
      <style:text-properties fo:font-variant="normal" fo:text-transform="none" fo:color="#333333" style:font-name="DejaVu Serif" fo:font-size="12pt" fo:letter-spacing="normal" fo:language="es" fo:country="ES" fo:font-style="normal" fo:font-weight="normal" officeooo:rsid="002b4505" style:font-size-asian="10.5pt" style:font-weight-asian="normal" style:font-weight-complex="normal"/>
    </style:style>
    <style:style style:name="T8" style:family="text">
      <style:text-properties fo:font-variant="normal" fo:text-transform="none" fo:color="#333333" style:font-name="DejaVu Serif" fo:font-size="12pt" fo:letter-spacing="normal" fo:language="es" fo:country="ES" fo:font-style="normal" fo:font-weight="normal" officeooo:rsid="002b4505" style:font-size-asian="10.5pt"/>
    </style:style>
    <style:style style:name="T9" style:family="text">
      <style:text-properties fo:font-variant="normal" fo:text-transform="none" fo:color="#333333" style:font-name="DejaVu Serif" fo:font-size="12pt" fo:letter-spacing="normal" fo:language="es" fo:country="ES" fo:font-style="normal" fo:font-weight="bold" style:font-size-asian="10.5pt" style:font-weight-asian="bold" style:font-weight-complex="bold"/>
    </style:style>
    <style:style style:name="T10" style:family="text">
      <style:text-properties fo:font-variant="normal" fo:text-transform="none" fo:color="#333333" style:font-name="DejaVu Serif" fo:font-size="12pt" fo:letter-spacing="normal" fo:language="es" fo:country="ES" fo:font-style="normal" fo:font-weight="bold" officeooo:rsid="002a958d" style:font-size-asian="10.5pt" style:font-weight-asian="bold" style:font-weight-complex="bold"/>
    </style:style>
    <style:style style:name="T11" style:family="text">
      <style:text-properties fo:font-variant="normal" fo:text-transform="none" fo:color="#333333" style:font-name="DejaVu Serif" fo:font-size="12pt" fo:letter-spacing="normal" fo:language="es" fo:country="ES" fo:font-style="normal" fo:font-weight="bold" officeooo:rsid="002b4505" style:font-size-asian="10.5pt" style:font-weight-asian="bold" style:font-weight-complex="bold"/>
    </style:style>
    <style:style style:name="T12" style:family="text">
      <style:text-properties fo:font-variant="normal" fo:text-transform="none" fo:color="#333333" style:font-name="DejaVu Serif" fo:font-size="12pt" fo:letter-spacing="normal" fo:language="es" fo:country="ES" fo:font-style="normal" fo:font-weight="bold" officeooo:rsid="002ba83a" style:font-size-asian="10.5pt" style:font-weight-asian="bold" style:font-weight-complex="bold"/>
    </style:style>
    <style:style style:name="T13" style:family="text">
      <style:text-properties fo:font-variant="normal" fo:text-transform="none" fo:color="#333333" style:font-name="DejaVu Serif" fo:font-size="12pt" fo:letter-spacing="normal" fo:language="es" fo:country="ES" fo:font-style="normal" fo:font-weight="bold" officeooo:rsid="002ba939" style:font-size-asian="10.5pt" style:font-weight-asian="bold" style:font-weight-complex="bold"/>
    </style:style>
    <style:style style:name="T14" style:family="text">
      <style:text-properties fo:font-variant="normal" fo:text-transform="none" fo:color="#333333" style:font-name="DejaVu Serif" fo:font-size="14pt" fo:letter-spacing="normal" fo:language="es" fo:country="ES" fo:font-style="normal" fo:font-weight="bold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800000" style:font-name="DejaVu Serif" fo:font-size="14pt" fo:letter-spacing="normal" fo:language="es" fo:country="ES" fo:font-style="normal" fo:font-weight="bold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800000" style:font-name="DejaVu Serif" fo:font-size="14pt" fo:letter-spacing="normal" fo:language="es" fo:country="ES" fo:font-style="normal" fo:font-weight="bold" officeooo:rsid="002b4505" style:font-size-asian="14pt" style:font-weight-asian="bold" style:font-size-complex="14pt" style:font-weight-complex="bold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fo:color="#ff0000" fo:font-weight="bold" officeooo:rsid="002cf004" style:font-weight-asian="bold" style:font-weight-complex="bold"/>
    </style:style>
    <style:style style:name="T19" style:family="text">
      <style:text-properties officeooo:rsid="002a958d"/>
    </style:style>
    <style:style style:name="T20" style:family="text">
      <style:text-properties officeooo:rsid="002ba939"/>
    </style:style>
    <style:style style:name="T21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trong_20_Emphasis"><text:span text:style-name="T15">Ejercicio: Instalar </text:span></text:span><text:span text:style-name="Strong_20_Emphasis"><text:span text:style-name="T16">SO por clonación con CLONEZILLA</text:span></text:span></text:p>
      <text:p text:style-name="P3"><text:span text:style-name="T5"><text:line-break/></text:span><text:span text:style-name="Strong_20_Emphasis"><text:span text:style-name="T14">Pasos para la Instalación :</text:span></text:span></text:p>
      <text:p text:style-name="P2"><text:span text:style-name="Strong_20_Emphasis"><text:span text:style-name="T14"/></text:span></text:p>
      <text:p text:style-name="P8"><text:span text:style-name="T9">1.-</text:span><text:span text:style-name="T5"> </text:span><text:span text:style-name="T9">Creamos una máquina virtual </text:span><text:span text:style-name="T11">de las mismas características que la máquina con arranque dual creada en anteriores prácticas.</text:span></text:p>
      <text:p text:style-name="P9"><text:span text:style-name="T11">2.- Añadimos a ambas máquinas un dispositivo de almacenamiento externo por usb.</text:span><text:span text:style-name="T5"><text:line-break/></text:span><text:span text:style-name="T11">3</text:span><text:span text:style-name="T9">.- </text:span><text:span text:style-name="Strong_20_Emphasis"><text:span text:style-name="T9">Arrancamos nuestra maquina </text:span></text:span><text:span text:style-name="Strong_20_Emphasis"><text:span text:style-name="T11">dual </text:span></text:span><text:span text:style-name="Strong_20_Emphasis"><text:span text:style-name="T9">con la iso <text:s/>de </text:span></text:span><text:span text:style-name="Strong_20_Emphasis"><text:span text:style-name="T11">CLONEZILLA</text:span></text:span><text:span text:style-name="Strong_20_Emphasis"><text:span text:style-name="T10">.</text:span></text:span></text:p>
      <text:p text:style-name="P10"><text:span text:style-name="T5">Procedemos a </text:span><text:span text:style-name="T8">realiz</text:span><text:span text:style-name="T5">a</text:span><text:span text:style-name="T8">r una imagen del disco duro de la máquina dual y la almacenamos en el dispositivo externo de almacenamiento.</text:span></text:p>
      <text:p text:style-name="P10"><text:span text:style-name="T5"><text:line-break/></text:span><text:span text:style-name="T11">4</text:span><text:span text:style-name="T9">.-</text:span><text:span text:style-name="Strong_20_Emphasis"><text:span text:style-name="T5"> </text:span></text:span><text:span text:style-name="Strong_20_Emphasis"><text:span text:style-name="T9">Arrancamos nuestra maquina </text:span></text:span><text:span text:style-name="Strong_20_Emphasis"><text:span text:style-name="T11">receptora </text:span></text:span><text:span text:style-name="Strong_20_Emphasis"><text:span text:style-name="T9">con la iso <text:s/>de </text:span></text:span><text:span text:style-name="Strong_20_Emphasis"><text:span text:style-name="T11">CLONEZILLA</text:span></text:span><text:span text:style-name="Strong_20_Emphasis"><text:span text:style-name="T9">.</text:span></text:span></text:p>
      <text:p text:style-name="P2"><text:span text:style-name="T5"><text:line-break/></text:span><text:span text:style-name="T7">Clonamos el disco duro con la imagen que tenemos en nuestro disco externo</text:span><text:span text:style-name="T6">.</text:span></text:p>
      <text:p text:style-name="P3"><text:span text:style-name="T9"><text:line-break/></text:span><text:span text:style-name="T13">5</text:span><text:span text:style-name="Strong_20_Emphasis"><text:span text:style-name="T9">.- </text:span></text:span><text:span text:style-name="Strong_20_Emphasis"><text:span text:style-name="T12">Cambiar hostname en los 2 S.O. de la nueva máquina.</text:span></text:span></text:p>
      <text:p text:style-name="P5"><text:line-break/><text:span text:style-name="T20">En </text:span><text:span text:style-name="T4">Xubuntu</text:span><text:span text:style-name="T20"> abrir como administradores los archivos /</text:span><text:span text:style-name="T4">etc/hostname</text:span><text:span text:style-name="T20"> y </text:span><text:span text:style-name="T4">/etc/hosts</text:span><text:span text:style-name="T20"> y cambiarle el nombre a la máquina y reiniciar.</text:span></text:p>
      <text:p text:style-name="P5"/>
      <text:p text:style-name="P14">En <text:span text:style-name="T1">Windows 10</text:span> pulsar botón derecho del ratón sobre <text:span text:style-name="T1">equipo → propiedades → cambiar configuración → nombre del equipo </text:span><text:span text:style-name="T21">a continuación reiniciar la máquina</text:span>. </text:p>
      <text:p text:style-name="P14">Deberíamos comprar una nueva licencia para el nuevo equipo y posteriormente cambiar la identificación del producto, pero al tratarse de una versión de evaluación no hace falta.</text:p>
      <text:p text:style-name="P5"><text:line-break/></text:p>
      <text:p text:style-name="P6"><text:span text:style-name="T19">5</text:span>.- Realizar la documentación de la instalación (hoja de cálculo).</text:p>
      <text:p text:style-name="P12"><text:line-break/><text:span text:style-name="T17">Pegar aquí la captura de la pantalla </text:span><text:span text:style-name="T18">del CLONEZILLA creando la imagen.</text:span></text:p>
      <text:p text:style-name="P12"><text:span text:style-name="T18"/></text:p>
      <text:p text:style-name="P13"><text:span text:style-name="T18">Pegar aquí la captura de la pantalla del CLONEZILLA clonando la nueva máquina.</text:span></text:p>
      <text:p text:style-name="P7"/>
      <text:p text:style-name="P7"><text:soft-page-break/></text:p>
      <text:p text:style-name="P16">Pegad una imagen de las 2 máquinas con Xubuntu en marcha y en ambas lineas de comandos escribir los comandos hostname e ifconfig.</text:p>
      <text:p text:style-name="P7"/>
      <text:p text:style-name="P16">Pegad una imagen de las 2 máquinas con Windows 10 en marcha y mostrando el cuadro del sistema que se obtiene pulsando el botón derecho sobre equipo y eligiendo la opción propieda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ve" fo:country="Z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ve" fo:country="Z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2a958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2a958d" style:font-weight-asian="bold" style:font-weight-complex="bold"/>
    </style:style>
    <style:style style:name="MT3" style:family="text">
      <style:text-properties fo:font-weight="bold" officeooo:rsid="00286bd9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-0.22cm" svg:y="-0.938cm" svg:width="5.099cm" svg:height="1.674cm" draw:z-index="1"><draw:image xlink:href="Pictures/10000000000000FC00000069EA217283.png" xlink:type="simple" xlink:show="embed" xlink:actuate="onLoad"/></draw:frame> <text:s text:c="33"/><text:span text:style-name="MT1"><text:s/></text:span><text:span text:style-name="MT2">IMPLANTACIÓN DE SISTEMAS OPERATIVOS</text:span></text:p>
        <text:p text:style-name="MP1"><text:span text:style-name="MT2"><text:s text:c="14"/></text:span><text:span text:style-name="MT3"><text:s/>(</text:span><text:span text:style-name="MT2">ASIR</text:span><text:span text:style-name="MT3">)</text:span></text:p>
        <text:p text:style-name="Header"><text:s text:c="53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io </meta:initial-creator>
    <meta:creation-date>2013-11-03T20:43:56</meta:creation-date>
    <dc:date>2015-10-26T12:04:16.141692000</dc:date>
    <meta:editing-duration>PT2H32M4S</meta:editing-duration>
    <meta:editing-cycles>20</meta:editing-cycles>
    <meta:generator>LibreOffice/4.4.2.2$MacOSX_X86_64 LibreOffice_project/c4c7d32d0d49397cad38d62472b0bc8acff48dd6</meta:generator>
    <meta:document-statistic meta:table-count="0" meta:image-count="1" meta:object-count="0" meta:page-count="2" meta:paragraph-count="20" meta:word-count="273" meta:character-count="1800" meta:non-whitespace-character-count="1432"/>
  </office:meta>
</office:document-meta>
</file>